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5pt solid #000000"/>
    </style:style>
    <style:style style:name="P1" style:family="paragraph" style:parent-style-name="Header">
      <style:text-properties fo:color="#999999" loext:opacity="100%" officeooo:rsid="00023e93" officeooo:paragraph-rsid="00023e93"/>
    </style:style>
    <style:style style:name="P2" style:family="paragraph" style:parent-style-name="Standard">
      <style:text-properties fo:language="fr" fo:country="FR"/>
    </style:style>
    <style:style style:name="P3" style:family="paragraph" style:parent-style-name="Standard">
      <style:text-properties fo:language="fr" fo:country="FR" fo:font-weight="bold" officeooo:rsid="00023e93" officeooo:paragraph-rsid="00023e93" style:font-weight-asian="bold" style:font-weight-complex="bold"/>
    </style:style>
    <style:style style:name="P4" style:family="paragraph" style:parent-style-name="Standard">
      <style:text-properties fo:language="fr" fo:country="FR" fo:font-weight="normal" officeooo:rsid="00023e93" officeooo:paragraph-rsid="00023e93" style:font-weight-asian="normal" style:font-weight-complex="normal"/>
    </style:style>
    <style:style style:name="P5" style:family="paragraph" style:parent-style-name="Standard">
      <style:text-properties fo:language="fr" fo:country="FR" fo:font-style="italic" fo:font-weight="normal" officeooo:rsid="00023e93" officeooo:paragraph-rsid="00023e93" style:font-style-asian="italic" style:font-weight-asian="normal" style:font-style-complex="italic" style:font-weight-complex="normal"/>
    </style:style>
    <style:style style:name="P6" style:family="paragraph" style:parent-style-name="Standard">
      <style:text-properties fo:language="fr" fo:country="FR" fo:font-style="normal" fo:font-weight="normal" officeooo:rsid="00023e93" officeooo:paragraph-rsid="00023e93" style:font-style-asian="normal" style:font-weight-asian="normal" style:font-style-complex="normal" style:font-weight-complex="normal"/>
    </style:style>
    <style:style style:name="P7" style:family="paragraph" style:parent-style-name="Standard">
      <style:text-properties fo:language="fr" fo:country="FR" fo:font-style="normal" fo:font-weight="bold" officeooo:rsid="00023e93" officeooo:paragraph-rsid="00023e93" style:font-style-asian="normal" style:font-weight-asian="bold" style:font-style-complex="normal" style:font-weight-complex="bold"/>
    </style:style>
    <style:style style:name="P8" style:family="paragraph" style:parent-style-name="Standard">
      <style:text-properties fo:language="fr" fo:country="FR" fo:font-style="normal" fo:font-weight="bold" officeooo:rsid="00023e93" officeooo:paragraph-rsid="00023e93" fo:background-color="#ffffff" style:font-style-asian="normal" style:font-weight-asian="bold" style:font-style-complex="normal" style:font-weight-complex="bold"/>
    </style:style>
    <style:style style:name="P9" style:family="paragraph" style:parent-style-name="Table_20_Contents">
      <style:text-properties officeooo:rsid="00023e93" officeooo:paragraph-rsid="00023e93"/>
    </style:style>
    <style:style style:name="P10" style:family="paragraph" style:parent-style-name="Table_20_Contents">
      <style:text-properties fo:font-style="italic" officeooo:rsid="00023e93" officeooo:paragraph-rsid="00023e93" style:font-style-asian="italic" style:font-style-complex="italic"/>
    </style:style>
    <style:style style:name="P11" style:family="paragraph" style:parent-style-name="Table_20_Contents">
      <style:text-properties fo:language="fr" fo:country="FR" fo:font-style="italic" officeooo:rsid="00023e93" officeooo:paragraph-rsid="00023e93" style:font-style-asian="italic" style:font-style-complex="italic"/>
    </style:style>
    <style:style style:name="T1" style:family="text">
      <style:text-properties fo:font-style="normal" style:font-style-asian="normal" style:font-style-complex="normal"/>
    </style:style>
    <style:style style:name="T2" style:family="text">
      <style:text-properties fo:color="#55308d" loext:opacity="100%"/>
    </style:style>
    <style:style style:name="T3" style:family="text">
      <style:text-properties fo:color="#158466" loext:opacity="100%"/>
    </style:style>
    <style:style style:name="T4" style:family="text">
      <style:text-properties fo:font-weight="normal" style:font-weight-asian="normal" style:font-weight-complex="normal"/>
    </style:style>
    <style:style style:name="T5" style:family="text">
      <style:text-properties fo:font-style="italic" fo:font-weight="normal" fo:background-color="#ffff00" loext:char-shading-value="0" style:font-style-asian="italic" style:font-weight-asian="normal" style:font-style-complex="italic" style:font-weight-complex="normal"/>
    </style:style>
    <style:style style:name="T6" style:family="text">
      <style:text-properties fo:color="#729fcf" loext:opacity="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Objectif : </text:p>
      <text:p text:style-name="P4"><text:tab/><text:tab/>Afficher sur la sortie standard un message de type “ Hello World “.</text:p>
      <text:p text:style-name="P4"/>
      <text:p text:style-name="P3">Pourquoi :</text:p>
      <text:p text:style-name="P4"><text:tab/><text:tab/>Le but de ce petit programme est de montrer la manière par laquelle ont peux afficher un </text:p>
      <text:p text:style-name="P4"><text:tab/><text:tab/>message sur la sortie standard</text:p>
      <text:p text:style-name="P4"/>
      <text:p text:style-name="P4"/>
      <text:p text:style-name="P4"/>
      <text:p text:style-name="P5"><text:tab/><text:tab/><text:tab/><text:tab/>Cours libre et ouvert à toute modification</text:p>
      <text:p text:style-name="P5"><text:span text:style-name="T1"/></text:p>
      <text:p text:style-name="P5"><text:span text:style-name="T1"/></text:p>
      <text:p text:style-name="P5"><text:span text:style-name="T1">Avant de commencer il faut que vous passiez l’étape des prérequis, pour ce faire vous pouvez effectuer les étapes suivantes : </text:span></text:p>
      <text:p text:style-name="P5"><text:span text:style-name="T1"/></text:p>
      <text:p text:style-name="P5">Sous linux</text:p>
      <table:table table:name="Table1" table:style-name="Table1">
        <table:table-column table:style-name="Table1.A"/>
        <table:table-row>
          <table:table-cell table:style-name="Table1.A1" office:value-type="string">
            <text:p text:style-name="P11"><text:span text:style-name="T2">sudo</text:span> <text:span text:style-name="T3">apt-get</text:span> update</text:p>
            <text:p text:style-name="P11"><text:span text:style-name="T2">sudo</text:span> <text:span text:style-name="T3">apt-get </text:span>full-upgrade <text:span text:style-name="T1"># cette ligne n’est pas obligatoire</text:span></text:p>
            <text:p text:style-name="P11"><text:span text:style-name="T2">sudo</text:span> <text:span text:style-name="T3">apt-get</text:span> install python3.11<text:line-break/><text:span text:style-name="T2">sudo</text:span> <text:span text:style-name="T3">apt-get</text:span> update</text:p>
          </table:table-cell>
        </table:table-row>
      </table:table>
      <text:p text:style-name="P6"/>
      <text:p text:style-name="P6"/>
      <text:p text:style-name="P6">Désormais vous pouvez taper la commande : python3.11 </text:p>
      <text:p text:style-name="P6"/>
      <text:p text:style-name="P7">Félicitations ! </text:p>
      <text:p text:style-name="P7"><text:span text:style-name="T4"/></text:p>
      <text:p text:style-name="P7"><text:span text:style-name="T4">Maintenant que vous avez installer Python, il faut savoir que ce langage de programmation tout comme d’autres utilise la langue anglaise. Vous pouvez donc vous baser sur votre niveau actuel d’Anglais sinon vous pouvez essayer de les connaitre par coeur. </text:span></text:p>
      <text:p text:style-name="P7"><text:span text:style-name="T4"/></text:p>
      <text:p text:style-name="P7"><text:span text:style-name="T4">Dans notre cas, nous voulons imprimer un message sur la sortie standard, nous pouvons donc utiliser </text:span><text:span text:style-name="T5">print</text:span></text:p>
      <text:p text:style-name="P7"><text:span text:style-name="T5"/></text:p>
      <table:table table:name="Table2" table:style-name="Table2">
        <table:table-column table:style-name="Table2.A"/>
        <table:table-row>
          <table:table-cell table:style-name="Table2.A1" office:value-type="string">
            <text:p text:style-name="P9">Sur l’interpréteur python</text:p>
            <text:p text:style-name="P9"/>
            <text:p text:style-name="P9">&gt; <text:span text:style-name="T2">print</text:span>(<text:span text:style-name="T6">“Votre message”</text:span>)</text:p>
            <text:p text:style-name="P10">Votre message</text:p>
          </table:table-cell>
        </table:table-row>
      </table:table>
      <text:p text:style-name="P8"><text:span text:style-name="T4"/></text:p>
      <text:p text:style-name="P8"><text:span text:style-name="T4"/></text:p>
      <text:p text:style-name="P8"><text:span text:style-name="T4">Vous comprenez donc maintenant le fonctionnement de print (de base car il peux être utliser pour faire de l’affichage dynamique).</text:span></text:p>
      <text:p text:style-name="P8"><text:span text:style-name="T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999999" loext:opacity="100%" officeooo:rsid="00023e93" officeooo:paragraph-rsid="00023e93"/>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COURS PYTHON #1<text:tab/>Conception d’un Hello World<text:tab/>NaelH</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1T18:21:16.333409639</meta:creation-date>
    <dc:date>2025-02-11T18:31:51.287965520</dc:date>
    <meta:editing-duration>PT10M36S</meta:editing-duration>
    <meta:editing-cycles>1</meta:editing-cycles>
    <meta:document-statistic meta:table-count="2" meta:image-count="0" meta:object-count="0" meta:page-count="1" meta:paragraph-count="20" meta:word-count="191" meta:character-count="1194" meta:non-whitespace-character-count="1007"/>
    <meta:generator>LibreOffice/7.4.7.2$Linux_X86_64 LibreOffice_project/40$Build-2</meta:generator>
  </office:meta>
</office:document-meta>
</file>